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6.073cm"/>
    </style:style>
    <style:style style:name="co15" style:family="table-column">
      <style:table-column-properties fo:break-before="auto" style:column-width="4.011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7.407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3.18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337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2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35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6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8e1" style:vertical-align="middle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cb3" style:vertical-align="middl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6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8e1"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cb3" style:vertical-align="middle"/>
    </style:style>
    <style:style style:name="ce74" style:family="table-cell" style:parent-style-name="Default">
      <style:table-cell-properties fo:background-color="#fff8e1" style:vertical-align="middle"/>
      <style:map style:condition="cell-content()&gt;0" style:apply-style-name="Sem_20_título1" style:base-cell-address="'Lista de Materiais a Comprar'.E9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13" style:family="table-cell" style:parent-style-name="Default">
      <style:table-cell-properties fo:background-color="#fff8e1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ackground-color="#fff8e1" style:vertical-align="middle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19" style:family="table-cell" style:parent-style-name="Default" style:data-style-name="N2">
      <style:table-cell-properties fo:background-color="#fff8e1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4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="0.99pt solid #000000"/>
    </style:style>
    <style:style style:name="ce6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6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6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7"/>
        <table:table-column table:style-name="co7" table:number-columns-repeated="2" table:default-cell-style-name="Default"/>
        <table:table-column table:style-name="co8" table:default-cell-style-name="Default"/>
        <table:table-column table:style-name="co8" table:default-cell-style-name="ce37"/>
        <table:table-column table:style-name="co3" table:default-cell-style-name="ce37"/>
        <table:table-column table:style-name="co9" table:default-cell-style-name="Default"/>
        <table:table-row table:style-name="ro1" table:visibility="collapse">
          <table:table-cell table:style-name="ce32" office:value-type="string" calcext:value-type="string" table:number-columns-spanned="9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16"/>
          <table:covered-table-cell table:style-name="Heading_20_1"/>
          <table:covered-table-cell table:number-columns-repeated="5"/>
          <table:table-cell table:number-columns-repeated="4"/>
        </table:table-row>
        <table:table-row table:style-name="ro2">
          <table:table-cell table:style-name="ce35" office:value-type="string" calcext:value-type="string" table:number-columns-spanned="9" table:number-rows-spanned="1">
            <text:p>Lista de Materiais para o Dado Digital Completo</text:p>
            <text:p>Projeto Semestral de ETE102 de 2022</text:p>
          </table:table-cell>
          <table:covered-table-cell table:style-name="Heading_20_1"/>
          <table:covered-table-cell table:style-name="ce16"/>
          <table:covered-table-cell table:style-name="Heading_20_1"/>
          <table:covered-table-cell table:number-columns-repeated="5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 table:number-columns-spanned="9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18"/>
          <table:covered-table-cell table:style-name="Heading_20_2"/>
          <table:covered-table-cell table:number-columns-repeated="5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18"/>
          <table:table-cell table:style-name="Heading_20_2"/>
          <table:table-cell table:number-columns-repeated="9"/>
        </table:table-row>
        <table:table-row table:style-name="ro5">
          <table:table-cell table:style-name="ce3"/>
          <table:table-cell table:style-name="Heading_20_2"/>
          <table:table-cell table:style-name="ce18"/>
          <table:table-cell table:style-name="Heading_20_2"/>
          <table:table-cell table:number-columns-repeated="9"/>
        </table:table-row>
        <table:table-row table:style-name="ro6">
          <table:table-cell table:style-name="Heading_20_2" table:number-columns-repeated="2"/>
          <table:table-cell table:style-name="ce18"/>
          <table:table-cell table:style-name="Heading_20_2"/>
          <table:table-cell table:number-columns-repeated="9"/>
        </table:table-row>
        <table:table-row table:style-name="ro7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Valor</text:p>
          </table:table-cell>
          <table:table-cell table:style-name="ce21" office:value-type="string" calcext:value-type="string">
            <text:p>Qtd./Circ.</text:p>
          </table:table-cell>
          <table:table-cell table:style-name="ce6" office:value-type="string" calcext:value-type="string">
            <text:p>Qtd. Total</text:p>
          </table:table-cell>
          <table:table-cell table:style-name="ce6" office:value-type="string" calcext:value-type="string">
            <text:p>Qtd. Estoque</text:p>
          </table:table-cell>
          <table:table-cell table:style-name="ce6" office:value-type="string" calcext:value-type="string">
            <text:p>Qtd. Compra</text:p>
          </table:table-cell>
          <table:table-cell table:style-name="ce38" office:value-type="string" calcext:value-type="string">
            <text:p>Valor un. (R$)</text:p>
          </table:table-cell>
          <table:table-cell table:style-name="ce38" office:value-type="string" calcext:value-type="string">
            <text:p>Sub-total (R$)</text:p>
          </table:table-cell>
          <table:table-cell table:style-name="ce47" office:value-type="string" calcext:value-type="string">
            <text:p>Link Multcomercial</text:p>
          </table:table-cell>
          <table:table-cell table:style-name="ce47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69" office:value-type="string" calcext:value-type="string">
            <text:p>Placa Padrão</text:p>
          </table:table-cell>
          <table:table-cell table:style-name="ce69" office:value-type="string" calcext:value-type="string">
            <text:p>Com ilhas apenas/</text:p>
            <text:p>10cm x 5cm</text:p>
            <text:p>(¼ * 10cm x 20cm)</text:p>
          </table:table-cell>
          <table:table-cell table:style-name="ce22" office:value-type="float" office:value="0.25" calcext:value-type="float">
            <text:p>0,25</text:p>
          </table:table-cell>
          <table:table-cell table:style-name="ce69" table:formula="of:=[.C9]*[.$B$5]" office:value-type="float" office:value="18.75" calcext:value-type="float">
            <text:p>18,75</text:p>
          </table:table-cell>
          <table:table-cell table:style-name="ce74" office:value-type="float" office:value="0" calcext:value-type="float">
            <text:p>0</text:p>
          </table:table-cell>
          <table:table-cell table:style-name="ce13" table:formula="of:=[.D9]-[.E9]" office:value-type="float" office:value="18.75" calcext:value-type="float">
            <text:p>18,75</text:p>
          </table:table-cell>
          <table:table-cell table:style-name="ce78" office:value-type="float" office:value="21.96" calcext:value-type="float">
            <text:p>21,96</text:p>
          </table:table-cell>
          <table:table-cell table:style-name="ce19" table:formula="of:=[.F9]*[.G9]" office:value-type="float" office:value="411.75" calcext:value-type="float">
            <text:p>411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69" office:value-type="string" calcext:value-type="string">
            <text:p>Placa Padrão</text:p>
          </table:table-cell>
          <table:table-cell table:style-name="ce69" office:value-type="string" calcext:value-type="string">
            <text:p>Com ilhas apenas/</text:p>
            <text:p>10cm x 10cm</text:p>
            <text:p>(½ * 10cm x 20cm)</text:p>
          </table:table-cell>
          <table:table-cell table:style-name="ce22"/>
          <table:table-cell table:style-name="ce69" table:formula="of:=[.C10]*[.$B$5]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3" table:formula="of:=[.D10]-[.E10]" office:value-type="float" office:value="0" calcext:value-type="float">
            <text:p>0</text:p>
          </table:table-cell>
          <table:table-cell table:style-name="ce78" office:value-type="float" office:value="21.96" calcext:value-type="float">
            <text:p>21,96</text:p>
          </table:table-cell>
          <table:table-cell table:style-name="ce19" table:formula="of:=[.F10]*[.G10]" office:value-type="float" office:value="0" calcext:value-type="float">
            <text:p>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[.C11]*[.$B$5]" office:value-type="float" office:value="525" calcext:value-type="float">
            <text:p>52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525" calcext:value-type="float">
            <text:p>525</text:p>
          </table:table-cell>
          <table:table-cell table:style-name="ce79" office:value-type="float" office:value="0.12" calcext:value-type="float">
            <text:p>0,12</text:p>
          </table:table-cell>
          <table:table-cell table:style-name="ce20" table:formula="of:=[.F11]*[.G11]" office:value-type="float" office:value="63" calcext:value-type="float">
            <text:p>63,00</text:p>
          </table:table-cell>
          <table:table-cell table:style-name="ce23" office:value-type="string" calcext:value-type="string">
            <text:p><text:a xlink:href="https://www.multcomercial.com.br/capacitor-ceramico-disco-100kpf-50v-104-100k-100nf-0-1uf-cod-1351.html" xlink:type="simple">https://www.multcomercial.com.br/capacitor-ceramico-disco-100kpf-50v-104-100k-100nf-0-1uf-cod-135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50V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2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150" calcext:value-type="float">
            <text:p>150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F12]*[.G12]" office:value-type="float" office:value="22.5" calcext:value-type="float">
            <text:p>22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0-47uf-50v.html" xlink:type="simple">https://www.baudaeletronica.com.br/capacitor-eletrolitico-0-47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50V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3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75" calcext:value-type="float">
            <text:p>75</text:p>
          </table:table-cell>
          <table:table-cell table:style-name="ce79" office:value-type="float" office:value="0.11" calcext:value-type="float">
            <text:p>0,11</text:p>
          </table:table-cell>
          <table:table-cell table:style-name="ce20" table:formula="of:=[.F13]*[.G13]" office:value-type="float" office:value="8.25" calcext:value-type="float">
            <text:p>8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odo</text:p>
          </table:table-cell>
          <table:table-cell table:style-name="ce14" office:value-type="string" calcext:value-type="string">
            <text:p>1N414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4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75" calcext:value-type="float">
            <text:p>75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14]*[.G14]" office:value-type="float" office:value="3.75" calcext:value-type="float">
            <text:p>3,75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Verd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5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75" calcext:value-type="float">
            <text:p>75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F15]*[.G15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verde-difuso-l-314gd-paralight.html" xlink:type="simple">https://www.multcomercial.com.br/led-3mm-verde-difuso-l-314g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lé</text:p>
          </table:table-cell>
          <table:table-cell table:style-name="ce14" office:value-type="string" calcext:value-type="string">
            <text:p>5V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75" calcext:value-type="float">
            <text:p>75</text:p>
          </table:table-cell>
          <table:table-cell table:style-name="ce79" office:value-type="float" office:value="0.19" calcext:value-type="float">
            <text:p>0,19</text:p>
          </table:table-cell>
          <table:table-cell table:style-name="ce20" table:formula="of:=[.F16]*[.G16]" office:value-type="float" office:value="14.25" calcext:value-type="float">
            <text:p>14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led-difuso-3mm-vermelho.html" xlink:type="simple">https://www.baudaeletronica.com.br/led-difuso-3mm-vermel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C-1505SR-B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7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150" calcext:value-type="float">
            <text:p>150</text:p>
          </table:table-cell>
          <table:table-cell table:style-name="ce79" office:value-type="float" office:value="1.5" calcext:value-type="float">
            <text:p>1,50</text:p>
          </table:table-cell>
          <table:table-cell table:style-name="ce20" table:formula="of:=[.F17]*[.G17]" office:value-type="float" office:value="225" calcext:value-type="float">
            <text:p>225,00</text:p>
          </table:table-cell>
          <table:table-cell table:style-name="ce23" office:value-type="string" calcext:value-type="string">
            <text:p><text:a xlink:href="https://www.multcomercial.com.br/sensor-de-luminosidade-ldr-5mm-lg5516.html" xlink:type="simple">https://www.multcomercial.com.br/sensor-de-luminosidade-ldr-5mm-lg5516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Pequen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8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75" calcext:value-type="float">
            <text:p>75</text:p>
          </table:table-cell>
          <table:table-cell table:style-name="ce79" office:value-type="float" office:value="1.65" calcext:value-type="float">
            <text:p>1,65</text:p>
          </table:table-cell>
          <table:table-cell table:style-name="ce20" table:formula="of:=[.F18]*[.G18]" office:value-type="float" office:value="123.75" calcext:value-type="float">
            <text:p>12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trimpot-linear-horizontal-de-200k-200-000.html" xlink:type="simple">https://www.baudaeletronica.com.br/trimpot-linear-horizontal-de-200k-200-000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Transistor NPN</text:p>
          </table:table-cell>
          <table:table-cell table:style-name="ce14" office:value-type="string" calcext:value-type="string">
            <text:p>BC54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0.2" calcext:value-type="float">
            <text:p>0,20</text:p>
          </table:table-cell>
          <table:table-cell table:style-name="ce20" table:formula="of:=[.F19]*[.G19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328-25-pnp-to-92-cod-loja-18-philips.html" xlink:type="simple">https://www.multcomercial.com.br/transistor-bc328-25-pnp-to-92-cod-loja-18-philips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0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0]*[.G20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1k/0,250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1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1]*[.G21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22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2]*[.G22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3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3]-[.E23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3]*[.G23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4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4]-[.E24]" office:value-type="float" office:value="75" calcext:value-type="float">
            <text:p>75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4]*[.G24]" office:value-type="float" office:value="3.75" calcext:value-type="float">
            <text:p>3,75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5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5]-[.E25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5]*[.G25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85" calcext:value-type="float">
            <text:p>458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6]-[.E26]" office:value-type="float" office:value="75" calcext:value-type="float">
            <text:p>75</text:p>
          </table:table-cell>
          <table:table-cell table:style-name="ce79" office:value-type="float" office:value="0.4" calcext:value-type="float">
            <text:p>0,40</text:p>
          </table:table-cell>
          <table:table-cell table:style-name="ce20" table:formula="of:=[.F26]*[.G26]" office:value-type="float" office:value="30" calcext:value-type="float">
            <text:p>30,00</text:p>
          </table:table-cell>
          <table:table-cell table:style-name="ce23" office:value-type="string" calcext:value-type="string">
            <text:p><text:a xlink:href="https://www.multcomercial.com.br/soquete-estampado-mac14-14-pinos-cod-loja-110-a-114.html" xlink:type="simple">https://www.multcomercial.com.br/soquete-estampado-mac14-14-pinos-cod-loja-110-a-114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7]-[.E27]" office:value-type="float" office:value="75" calcext:value-type="float">
            <text:p>75</text:p>
          </table:table-cell>
          <table:table-cell table:style-name="ce79" office:value-type="float" office:value="0.5" calcext:value-type="float">
            <text:p>0,50</text:p>
          </table:table-cell>
          <table:table-cell table:style-name="ce20" table:formula="of:=[.F27]*[.G27]" office:value-type="float" office:value="37.5" calcext:value-type="float">
            <text:p>37,50</text:p>
          </table:table-cell>
          <table:table-cell table:style-name="ce23" office:value-type="string" calcext:value-type="string">
            <text:p><text:a xlink:href="https://www.multcomercial.com.br/soquete-estampado-mac16-16-pinos-cod-loja-116-a-120.html" xlink:type="simple">https://www.multcomercial.com.br/soquete-estampado-mac16-16-pinos-cod-loja-116-a-120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8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8]-[.E28]" office:value-type="float" office:value="75" calcext:value-type="float">
            <text:p>75</text:p>
          </table:table-cell>
          <table:table-cell table:style-name="ce79" office:value-type="float" office:value="1.4" calcext:value-type="float">
            <text:p>1,40</text:p>
          </table:table-cell>
          <table:table-cell table:style-name="ce20" table:formula="of:=[.F28]*[.G28]" office:value-type="float" office:value="105" calcext:value-type="float">
            <text:p>105,00</text:p>
          </table:table-cell>
          <table:table-cell table:style-name="ce23" office:value-type="string" calcext:value-type="string">
            <text:p><text:a xlink:href="https://www.multcomercial.com.br/circuito-integrado-sn74hc4017-dip16-cod-loja-1104-toshiba.html" xlink:type="simple">https://www.multcomercial.com.br/circuito-integrado-sn74hc4017-dip16-cod-loja-1104-toshiba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9]-[.E29]" office:value-type="float" office:value="75" calcext:value-type="float">
            <text:p>75</text:p>
          </table:table-cell>
          <table:table-cell table:style-name="ce79" office:value-type="float" office:value="1.8" calcext:value-type="float">
            <text:p>1,80</text:p>
          </table:table-cell>
          <table:table-cell table:style-name="ce20" table:formula="of:=[.F29]*[.G29]" office:value-type="float" office:value="135" calcext:value-type="float">
            <text:p>13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onector KRE (Bloco Terminal)</text:p>
          </table:table-cell>
          <table:table-cell table:style-name="ce14" office:value-type="string" calcext:value-type="string">
            <text:p>2 vias/5mm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C30]*[.$B$5]" office:value-type="float" office:value="225" calcext:value-type="float">
            <text:p>22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30]-[.E30]" office:value-type="float" office:value="225" calcext:value-type="float">
            <text:p>225</text:p>
          </table:table-cell>
          <table:table-cell table:style-name="ce79" office:value-type="float" office:value="1.2" calcext:value-type="float">
            <text:p>1,20</text:p>
          </table:table-cell>
          <table:table-cell table:style-name="ce20" table:formula="of:=[.F30]*[.G30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Protoboard</text:p>
          </table:table-cell>
          <table:table-cell table:style-name="ce9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1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1]-[.E31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4" table:formula="of:=[.F31]*[.G31]" office:value-type="float" office:value="5850" calcext:value-type="float">
            <text:p>5850,00</text:p>
          </table:table-cell>
          <table:table-cell table:style-name="ce23"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abos para protoboard</text:p>
          </table:table-cell>
          <table:table-cell table:style-name="ce9" office:value-type="string" calcext:value-type="string">
            <text:p>macho-macho</text:p>
          </table:table-cell>
          <table:table-cell table:style-name="ce26" office:value-type="float" office:value="80" calcext:value-type="float">
            <text:p>80</text:p>
          </table:table-cell>
          <table:table-cell table:style-name="ce28" table:formula="of:=[.C32]*[.$B$5]" office:value-type="float" office:value="6000" calcext:value-type="float">
            <text:p>60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2]-[.E32]" office:value-type="float" office:value="6000" calcext:value-type="float">
            <text:p>6000</text:p>
          </table:table-cell>
          <table:table-cell table:style-name="ce41" office:value-type="float" office:value="0.05" calcext:value-type="float">
            <text:p>0,05</text:p>
          </table:table-cell>
          <table:table-cell table:style-name="ce44" table:formula="of:=[.F32]*[.G32]" office:value-type="float" office:value="300" calcext:value-type="float">
            <text:p>300,00</text:p>
          </table:table-cell>
          <table:table-cell table:style-name="ce23"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9" office:value-type="string" calcext:value-type="string">
            <text:p>Cabos para protoboard</text:p>
          </table:table-cell>
          <table:table-cell table:style-name="ce9" office:value-type="string" calcext:value-type="string">
            <text:p>macho-fêmea</text:p>
          </table:table-cell>
          <table:table-cell table:style-name="ce26" office:value-type="float" office:value="20" calcext:value-type="float">
            <text:p>20</text:p>
          </table:table-cell>
          <table:table-cell table:style-name="ce28" table:formula="of:=[.C33]*[.$B$5]" office:value-type="float" office:value="1500" calcext:value-type="float">
            <text:p>15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3]-[.E33]" office:value-type="float" office:value="1500" calcext:value-type="float">
            <text:p>1500</text:p>
          </table:table-cell>
          <table:table-cell table:style-name="ce41" office:value-type="float" office:value="0.05" calcext:value-type="float">
            <text:p>0,05</text:p>
          </table:table-cell>
          <table:table-cell table:style-name="ce44" table:formula="of:=[.F33]*[.G33]" office:value-type="float" office:value="75" calcext:value-type="float">
            <text:p>75,00</text:p>
          </table:table-cell>
          <table:table-cell table:style-name="ce23" table:number-columns-repeated="2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/>
          <table:table-cell table:style-name="ce37"/>
          <table:table-cell table:number-columns-repeated="2"/>
          <table:table-cell table:style-name="Default"/>
          <table:table-cell/>
          <table:table-cell table:style-name="ce37"/>
        </table:table-row>
        <table:table-row table:style-name="ro7">
          <table:table-cell table:style-name="ce71" office:value-type="string" calcext:value-type="string">
            <text:p>SUB-TOTAL CIRCUITO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SUM([.H9:.H30])" office:value-type="float" office:value="1562.25" calcext:value-type="float">
            <text:p>1562,25</text:p>
          </table:table-cell>
          <table:table-cell table:style-name="ce24" table:formula="of:=SUMIF([.I9:.I30];&quot;&lt;&gt;&quot;;[.H9:.H30])" office:value-type="float" office:value="846.75" calcext:value-type="float">
            <text:p>846,75</text:p>
          </table:table-cell>
          <table:table-cell table:style-name="ce24" table:formula="of:=SUMIF([.J9:.J30];&quot;&lt;&gt;&quot;;[.H9:.H30])" office:value-type="float" office:value="715.5" calcext:value-type="float">
            <text:p>715,5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71" office:value-type="string" calcext:value-type="string">
            <text:p>SUB-TOTAL PROTOBOARD + CABOS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SUM([.H31:.H33])" office:value-type="float" office:value="6225" calcext:value-type="float">
            <text:p>6225,00</text:p>
          </table:table-cell>
          <table:table-cell table:style-name="ce24"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13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[.H35]+[.H36]" office:value-type="float" office:value="7787.25" calcext:value-type="float">
            <text:p>7787,25</text:p>
          </table:table-cell>
          <table:table-cell table:style-name="ce24" table:formula="of:=SUMIF([.I11:.I32];&quot;&lt;&gt;&quot;;[.H11:.H32])" office:value-type="float" office:value="846.75" calcext:value-type="float">
            <text:p>846,75</text:p>
          </table:table-cell>
          <table:table-cell table:style-name="ce24" table:formula="of:=SUMIF([.J11:.J32];&quot;&lt;&gt;&quot;;[.H11:.H32])" office:value-type="float" office:value="303.75" calcext:value-type="float">
            <text:p>303,75</text:p>
          </table:table-cell>
          <table:table-cell table:style-name="Default" table:number-columns-repeated="2"/>
          <table:table-cell/>
        </table:table-row>
        <table:table-row table:style-name="ro3" table:number-rows-repeated="1048537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'Lista de Materiais a Comprar'.E9:'Lista de Materiais a Comprar'.E33">
            <calcext:condition calcext:apply-style-name="Sem título1" calcext:value="&gt;0" calcext:base-cell-address="'Lista de Materiais a Comprar'.E9"/>
          </calcext:conditional-format>
        </calcext:conditional-formats>
      </table:table>
      <table:table table:name="A - Sinalizador Noturno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F</text:p>
          </table:table-cell>
          <table:table-cell/>
          <table:table-cell table:formula="of:=[.A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F</text:p>
          </table:table-cell>
          <table:table-cell/>
          <table:table-cell table:formula="of:=[.A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/>
          <table:table-cell table:formula="of:=[.A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</text:p>
          </table:table-cell>
          <table:table-cell/>
          <table:table-cell table:formula="of:=[.A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5516</text:p>
          </table:table-cell>
          <table:table-cell/>
          <table:table-cell table:formula="of:=[.A6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0k</text:p>
          </table:table-cell>
          <table:table-cell/>
          <table:table-cell table:formula="of:=[.A7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328</text:p>
          </table:table-cell>
          <table:table-cell/>
          <table:table-cell table:formula="of:=[.A8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table:formula="of:=[.A9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table:formula="of:=[.A10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table:formula="of:=[.A11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table:formula="of:=[.A1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6]*[.$D$21]" office:value-type="float" office:value="24" calcext:value-type="float">
            <text:p>24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17]*[.$D$21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7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B - Semáforo de 3 Fases" table:style-name="ta1">
        <table:table-column table:style-name="co10" table:default-cell-style-name="Default"/>
        <table:table-column table:style-name="co14" table:default-cell-style-name="ce53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2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20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formula="of:=[.A3]*[.$D$20]"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office:value-type="string" calcext:value-type="string">
            <text:p>1N4148</text:p>
          </table:table-cell>
          <table:table-cell/>
          <table:table-cell table:formula="of:=[.A4]*[.$D$20]"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office:value-type="string" calcext:value-type="string">
            <text:p>VD</text:p>
          </table:table-cell>
          <table:table-cell/>
          <table:table-cell table:formula="of:=[.A5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office:value-type="string" calcext:value-type="string">
            <text:p>AM</text:p>
          </table:table-cell>
          <table:table-cell/>
          <table:table-cell table:formula="of:=[.A6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office:value-type="string" calcext:value-type="string">
            <text:p>VM</text:p>
          </table:table-cell>
          <table:table-cell/>
          <table:table-cell table:formula="of:=[.A7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table:formula="of:=[.A8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table:formula="of:=[.A9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0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1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style-name="ce86" office:value-type="float" office:value="4017" calcext:value-type="float">
            <text:p>4017</text:p>
          </table:table-cell>
          <table:table-cell/>
          <table:table-cell table:formula="of:=[.A12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3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6 pinos</text:p>
          </table:table-cell>
          <table:table-cell/>
          <table:table-cell table:formula="of:=[.A14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5]*[.$D$20]" office:value-type="float" office:value="24" calcext:value-type="float">
            <text:p>24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ca Padrão</text:p>
          </table:table-cell>
          <table:table-cell office:value-type="string" calcext:value-type="string">
            <text:p>10cm x 10cm</text:p>
            <text:p>(½ * 10cm x 20cm)</text:p>
          </table:table-cell>
          <table:table-cell/>
          <table:table-cell table:formula="of:=[.A16]*[.$D$20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6])" office:value-type="float" office:value="43" calcext:value-type="float">
            <text:p>43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 - Deslocamento de LEDs Alternativo" table:style-name="ta1"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13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VD</text:p>
          </table:table-cell>
          <table:table-cell/>
          <table:table-cell table:formula="of:=[.A3]*[.$D$13]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table:formula="of:=[.A4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table:formula="of:=[.A5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6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7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(Conector KRE)</text:p>
          </table:table-cell>
          <table:table-cell table:formula="of:=[.A8]*[.$D$13]" office:value-type="float" office:value="24" calcext:value-type="float">
            <text:p>24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9]*[.$D$13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1:.A9])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Materiais Agrupado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8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Componente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formula="of:=MID([.B2];1;1)" office:value-type="string" office:string-value="U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formula="of:=MID([.B3];1;1)" office:value-type="string" office:string-value="P" calcext:value-type="string">
            <text:p>P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formula="of:=MID([.B4];1;1)" office:value-type="string" office:string-value="R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5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6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formula="of:=MID([.B7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formula="of:=MID([.B8];1;1)" office:value-type="string" office:string-value="R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formula="of:=MID([.B9];1;1)" office:value-type="string" office:string-value="C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1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2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3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formula="of:=MID([.B14];1;1)" office:value-type="string" office:string-value="R" calcext:value-type="string">
            <text:p>R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5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table:formula="of:=MID([.B16];1;1)" office:value-type="string" office:string-value="S" calcext:value-type="string">
            <text:p>S</text:p>
          </table:table-cell>
          <table:table-cell office:value-type="string" calcext:value-type="string">
            <text:p>16 pinos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formula="of:=MID([.B17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formula="of:=MID([.B18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table:formula="of:=MID([.B19];1;1)" office:value-type="string" office:string-value="R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table:formula="of:=MID([.B20];1;1)" office:value-type="string" office:string-value="D" calcext:value-type="string">
            <text:p>D</text:p>
          </table:table-cell>
          <table:table-cell office:value-type="string" calcext:value-type="string">
            <text:p>1N4148</text:p>
          </table:table-cell>
          <table:table-cell/>
          <table:table-cell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formula="of:=MID([.B21];1;1)" office:value-type="string" office:string-value="C" calcext:value-type="string">
            <text:p>C</text:p>
          </table:table-cell>
          <table:table-cell office:value-type="string" calcext:value-type="string">
            <text:p>22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table:formula="of:=MID([.B22];1;1)" office:value-type="string" office:string-value="R" calcext:value-type="string">
            <text:p>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formula="of:=MID([.B23];1;1)" office:value-type="string" office:string-value="R" calcext:value-type="string">
            <text:p>R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4];1;1)" office:value-type="string" office:string-value="R" calcext:value-type="string">
            <text:p>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5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6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7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formula="of:=MID([.B28];1;1)" office:value-type="string" office:string-value="C" calcext:value-type="string">
            <text:p>C</text:p>
          </table:table-cell>
          <table:table-cell office:value-type="string" calcext:value-type="string">
            <text:p>47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9];1;1)" office:value-type="string" office:string-value="R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3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table:formula="of:=MID([.B31];1;1)" office:value-type="string" office:string-value="D" calcext:value-type="string">
            <text:p>D</text:p>
          </table:table-cell>
          <table:table-cell office:value-type="string" calcext:value-type="string">
            <text:p>A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formula="of:=MID([.B32];1;1)" office:value-type="string" office:string-value="Q" calcext:value-type="string">
            <text:p>Q</text:p>
          </table:table-cell>
          <table:table-cell office:value-type="string" calcext:value-type="string">
            <text:p>BC32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table:formula="of:=MID([.B33];1;1)" office:value-type="string" office:string-value="L" calcext:value-type="string">
            <text:p>L</text:p>
          </table:table-cell>
          <table:table-cell office:value-type="string" calcext:value-type="string">
            <text:p>GL55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formula="of:=MID([.B34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table:formula="of:=MID([.B35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table:formula="of:=MID([.B36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table:formula="of:=MID([.B37];1;1)" office:value-type="string" office:string-value="D" calcext:value-type="string">
            <text:p>D</text:p>
          </table:table-cell>
          <table:table-cell office:value-type="string" calcext:value-type="string">
            <text:p>V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formula="of:=SUM([.A1:.A37])" office:value-type="float" office:value="76" calcext:value-type="float">
            <text:p>76</text:p>
          </table:table-cell>
          <table:table-cell table:number-columns-repeated="6"/>
        </table:table-row>
        <table:table-row table:style-name="ro3">
          <table:table-cell table:formula="of:=[$'A - Sinalizador Noturno'.A19]+[$'B - Semáforo de 3 Fases'.A18]+[$'C - Deslocamento de LEDs Alternativo'.A11]" office:value-type="float" office:value="79" calcext:value-type="float">
            <text:p>79</text:p>
          </table:table-cell>
          <table:table-cell table:number-columns-repeated="6"/>
        </table:table-row>
      </table:table>
      <table:table table:name="Materiais Agrupados Totalizados" table:style-name="ta1">
        <table:table-column table:style-name="co21" table:default-cell-style-name="ce59"/>
        <table:table-column table:style-name="co22" table:default-cell-style-name="ce64"/>
        <table:table-column table:style-name="co23" table:default-cell-style-name="ce64"/>
        <table:table-column table:style-name="co24" table:default-cell-style-name="ce68"/>
        <table:table-row table:style-name="ro12">
          <table:table-cell table:style-name="ce56" office:value-type="string" calcext:value-type="string">
            <text:p>Componente</text:p>
          </table:table-cell>
          <table:table-cell table:style-name="ce63" office:value-type="string" calcext:value-type="string">
            <text:p>Value</text:p>
          </table:table-cell>
          <table:table-cell table:style-name="ce63" office:value-type="string" calcext:value-type="string">
            <text:p>Complemento</text:p>
          </table:table-cell>
          <table:table-cell table:style-name="ce67" office:value-type="string" calcext:value-type="string">
            <text:p>Soma - Qtd. Total</text:p>
          </table:table-cell>
        </table:table-row>
        <table:table-row table:style-name="ro12">
          <table:table-cell table:style-name="ce58" office:value-type="string" calcext:value-type="string">
            <text:p>C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2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22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60"/>
          <table:table-cell office:value-type="string" calcext:value-type="string">
            <text:p>47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58" office:value-type="string" calcext:value-type="string">
            <text:p>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(vazio)</text:p>
          </table:table-cell>
          <table:table-cell office:value-type="float" office:value="480" calcext:value-type="float">
            <text:p>480</text:p>
          </table:table-cell>
        </table:table-row>
        <table:table-row table:style-name="ro12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2">
          <table:table-cell table:style-name="ce60"/>
          <table:table-cell office:value-type="string" calcext:value-type="string">
            <text:p>V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61" office:value-type="string" calcext:value-type="string">
            <text:p>L</text:p>
          </table:table-cell>
          <table:table-cell office:value-type="string" calcext:value-type="string">
            <text:p>GL5516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61" office:value-type="string" calcext:value-type="string">
            <text:p>P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61" office:value-type="string" calcext:value-type="string">
            <text:p>Q</text:p>
          </table:table-cell>
          <table:table-cell office:value-type="string" calcext:value-type="string">
            <text:p>BC328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58"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60"/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58" office:value-type="string" calcext:value-type="string">
            <text:p>S</text:p>
          </table:table-cell>
          <table:table-cell office:value-type="string" calcext:value-type="string">
            <text:p>14 pinos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60"/>
          <table:table-cell office:value-type="string" calcext:value-type="string">
            <text:p>16 pinos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58" office:value-type="string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60"/>
          <table:table-cell office:value-type="string" calcext:value-type="string">
            <text:p>4093B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61" office:value-type="string" calcext:value-type="string">
            <text:p>V</text:p>
          </table:table-cell>
          <table:table-cell office:value-type="string" calcext:value-type="string">
            <text:p>(Conector KRE)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62" office:value-type="string" calcext:value-type="string">
            <text:p>Total Resultado</text:p>
          </table:table-cell>
          <table:table-cell table:style-name="ce65"/>
          <table:table-cell table:style-name="ce66"/>
          <table:table-cell table:style-name="ce76" office:value-type="float" office:value="1824" calcext:value-type="float">
            <text:p>1824</text:p>
          </table:table-cell>
        </table:table-row>
        <table:table-row table:style-name="ro12">
          <table:table-cell table:style-name="Default" table:number-columns-repeated="4"/>
        </table:table-row>
        <table:table-row table:style-name="ro12"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Lista de Materiais a Comprar'.A8:'Lista de Materiais a Comprar'.J30" table:display-filter-buttons="true" table:orientation="column"/>
        <table:database-range table:name="__Anonymous_Sheet_DB__4" table:target-range-address="'Materiais Agrupados'.A1:'Materiais Agrupados'.F37" table:display-filter-buttons="true" table:orientation="column"/>
      </table:database-ranges>
      <table:data-pilot-tables>
        <table:data-pilot-table table:name="DataPilot1" table:application-data="" table:target-range-address="'Materiais Agrupados Totalizados'.A1:'Materiais Agrupados Totalizados'.D27" table:buttons="'Materiais Agrupados Totalizados'.A1 'Materiais Agrupados Totalizados'.B1 'Materiais Agrupados Totalizados'.C1" table:show-filter-button="false" table:drill-down-on-double-click="false">
          <table:source-cell-range table:cell-range-address="'Materiais Agrupados'.A1:'Materiais Agrupados'.F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onente" table:orientation="row" table:used-hierarchy="0" table:function="auto">
            <table:data-pilot-level table:show-empty="false" calcext:repeat-item-labels="false">
              <table:data-pilot-members>
                <table:data-pilot-member table:name="C" table:display="true" table:show-details="true"/>
                <table:data-pilot-member table:name="D" table:display="true" table:show-details="true"/>
                <table:data-pilot-member table:name="L" table:display="true" table:show-details="true"/>
                <table:data-pilot-member table:name="P" table:display="true" table:show-details="true"/>
                <table:data-pilot-member table:name="Q" table:display="true" table:show-details="true"/>
                <table:data-pilot-member table:name="R" table:display="true" table:show-details="true"/>
                <table:data-pilot-member table:name="S" table:display="true" table:show-details="true"/>
                <table:data-pilot-member table:name="U" table:display="true" table:show-details="true"/>
                <table:data-pilot-member table:name="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4017" table:display="true" table:show-details="true"/>
                <table:data-pilot-member table:name="100k" table:display="true" table:show-details="true"/>
                <table:data-pilot-member table:name="100nF" table:display="true" table:show-details="true"/>
                <table:data-pilot-member table:name="10k" table:display="true" table:show-details="true"/>
                <table:data-pilot-member table:name="10uF" table:display="true" table:show-details="true"/>
                <table:data-pilot-member table:name="14 pinos" table:display="true" table:show-details="true"/>
                <table:data-pilot-member table:name="150k" table:display="true" table:show-details="true"/>
                <table:data-pilot-member table:name="16 pinos" table:display="true" table:show-details="true"/>
                <table:data-pilot-member table:name="1k" table:display="true" table:show-details="true"/>
                <table:data-pilot-member table:name="1N4148" table:display="true" table:show-details="true"/>
                <table:data-pilot-member table:name="220nF" table:display="true" table:show-details="true"/>
                <table:data-pilot-member table:name="220R" table:display="true" table:show-details="true"/>
                <table:data-pilot-member table:name="2M2" table:display="true" table:show-details="true"/>
                <table:data-pilot-member table:name="390k" table:display="true" table:show-details="true"/>
                <table:data-pilot-member table:name="4093B" table:display="true" table:show-details="true"/>
                <table:data-pilot-member table:name="470nF" table:display="true" table:show-details="true"/>
                <table:data-pilot-member table:name="47k" table:display="true" table:show-details="true"/>
                <table:data-pilot-member table:name="AM" table:display="true" table:show-details="true"/>
                <table:data-pilot-member table:name="BC328" table:display="true" table:show-details="true"/>
                <table:data-pilot-member table:name="GL5516" table:display="true" table:show-details="true"/>
                <table:data-pilot-member table:name="VD" table:display="true" table:show-details="true"/>
                <table:data-pilot-member table:name="V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lemento" table:orientation="row" table:used-hierarchy="0" table:function="auto">
            <table:data-pilot-level table:show-empty="false" calcext:repeat-item-labels="false">
              <table:data-pilot-members>
                <table:data-pilot-member table:name="1/4W" table:display="true" table:show-details="true"/>
                <table:data-pilot-member table:name="1/8W" table:display="true" table:show-details="true"/>
                <table:data-pilot-member table:name="16V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d. 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48" table:display="true" table:show-details="true"/>
                <table:data-pilot-member table:name="72" table:display="true" table:show-details="true"/>
                <table:data-pilot-member table:name="96" table:display="true" table:show-details="true"/>
                <table:data-pilot-member table:name="144" table:display="true" table:show-details="true"/>
                <table:data-pilot-member table:name="4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22:48:17.301741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02T23:54:11.395961491</dc:date>
    <dc:creator>mpt </dc:creator>
    <meta:editing-duration>PT21H16M42S</meta:editing-duration>
    <meta:editing-cycles>90</meta:editing-cycles>
    <meta:document-statistic meta:table-count="6" meta:cell-count="729" meta:object-count="0"/>
  </office:meta>
</office:document-meta>
</file>